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size="12pt"/>
    </style:style>
    <style:style style:name="P4" style:family="paragraph" style:parent-style-name="Text_20_body" style:list-style-name="L1">
      <style:text-properties style:font-name="Times New Roman" fo:font-size="12pt" fo:font-weight="bold"/>
    </style:style>
    <style:style style:name="P5" style:family="paragraph" style:parent-style-name="Text_20_body" style:list-style-name="L2">
      <style:text-properties style:font-name="Times New Roman" fo:font-size="12pt" fo:font-weight="bold"/>
    </style:style>
    <style:style style:name="P6" style:family="paragraph" style:parent-style-name="Text_20_body">
      <style:text-properties style:font-name="Times New Roman" fo:font-weight="normal" style:font-weight-asian="normal" style:font-weight-complex="normal"/>
    </style:style>
    <style:style style:name="P7" style:family="paragraph" style:parent-style-name="Text_20_body" style:list-style-name="L4">
      <style:text-properties style:font-name="Times New Roman"/>
    </style:style>
    <style:style style:name="P8" style:family="paragraph" style:parent-style-name="Text_20_body" style:list-style-name="L12">
      <style:text-properties style:font-name="Times New Roman"/>
    </style:style>
    <style:style style:name="P9" style:family="paragraph" style:parent-style-name="Text_20_body" style:list-style-name="L13">
      <style:text-properties style:font-name="Times New Roman"/>
    </style:style>
    <style:style style:name="P10" style:family="paragraph" style:parent-style-name="Text_20_body" style:list-style-name="L14">
      <style:text-properties style:font-name="Times New Roman"/>
    </style:style>
    <style:style style:name="P11" style:family="paragraph" style:parent-style-name="Text_20_body" style:list-style-name="L15">
      <style:text-properties style:font-name="Times New Roman"/>
    </style:style>
    <style:style style:name="P12" style:family="paragraph" style:parent-style-name="Text_20_body" style:list-style-name="L16">
      <style:text-properties style:font-name="Times New Roman"/>
    </style:style>
    <style:style style:name="P13" style:family="paragraph" style:parent-style-name="Text_20_body" style:list-style-name="L17">
      <style:text-properties style:font-name="Times New Roman"/>
    </style:style>
    <style:style style:name="P14" style:family="paragraph" style:parent-style-name="Text_20_body" style:list-style-name="L18">
      <style:text-properties style:font-name="Times New Roman"/>
    </style:style>
    <style:style style:name="P15" style:family="paragraph" style:parent-style-name="Text_20_body">
      <style:paragraph-properties>
        <style:tab-stops>
          <style:tab-stop style:position="4.001cm"/>
        </style:tab-stops>
      </style:paragraph-properties>
      <style:text-properties style:font-name="Times New Roman"/>
    </style:style>
    <style:style style:name="P16" style:family="paragraph" style:parent-style-name="Text_20_body">
      <style:paragraph-properties fo:margin-left="1.667cm" fo:margin-right="0cm" fo:margin-top="0cm" fo:margin-bottom="0cm" fo:text-indent="0cm" style:auto-text-indent="false"/>
      <style:text-properties fo:color="#222222" style:font-name="Times New Roman" fo:font-size="10pt" fo:font-weight="bold"/>
    </style:style>
    <style:style style:name="P17" style:family="paragraph" style:parent-style-name="Text_20_body">
      <style:paragraph-properties fo:margin-left="1.667cm" fo:margin-right="0cm" fo:margin-top="0cm" fo:margin-bottom="0cm" fo:text-indent="0cm" style:auto-text-indent="false"/>
      <style:text-properties style:font-name="Times New Roman"/>
    </style:style>
    <style:style style:name="P18" style:family="paragraph" style:parent-style-name="Text_20_body">
      <style:paragraph-properties fo:margin-left="1.667cm" fo:margin-right="0cm" fo:margin-top="0cm" fo:margin-bottom="0cm" fo:text-indent="0cm" style:auto-text-indent="false"/>
      <style:text-properties style:font-name="Times New Roman" fo:font-size="12pt"/>
    </style:style>
    <style:style style:name="P19" style:family="paragraph" style:parent-style-name="Text_20_body" style:list-style-name="L3">
      <style:paragraph-properties fo:margin-top="0cm" fo:margin-bottom="0cm"/>
      <style:text-properties fo:color="#222222" style:font-name="Times New Roman" fo:font-size="10pt" fo:font-weight="bold"/>
    </style:style>
    <style:style style:name="P20" style:family="paragraph" style:parent-style-name="Text_20_body">
      <style:paragraph-properties fo:margin-top="0cm" fo:margin-bottom="0cm"/>
      <style:text-properties style:font-name="Times New Roman"/>
    </style:style>
    <style:style style:name="P21" style:family="paragraph" style:parent-style-name="Text_20_body">
      <style:paragraph-properties fo:margin-top="0cm" fo:margin-bottom="0cm"/>
      <style:text-properties style:font-name="Times New Roman" fo:font-size="12pt" fo:font-weight="bold"/>
    </style:style>
    <style:style style:name="P2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font-weight="bold"/>
    </style:style>
    <style:style style:name="P23" style:family="paragraph" style:parent-style-name="Text_20_body">
      <style:paragraph-properties fo:margin-left="1.251cm" fo:margin-right="0cm" fo:margin-top="0cm" fo:margin-bottom="0cm" fo:line-height="150%" fo:text-indent="0cm" style:auto-text-indent="false"/>
      <style:text-properties style:font-name="Times New Roman" fo:font-size="12pt" fo:font-weight="bold" style:font-weight-asian="bold" style:font-weight-complex="bold"/>
    </style:style>
    <style:style style:name="P24" style:family="paragraph" style:parent-style-name="Heading_20_2">
      <style:text-properties style:font-name="Times New Roman" fo:font-size="12pt"/>
    </style:style>
    <style:style style:name="P25" style:family="paragraph" style:parent-style-name="Heading_20_2">
      <style:text-properties style:font-name="Times New Roman" fo:font-size="12pt" fo:font-weight="bold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1">
      <style:text-properties style:font-name="Times New Roman" fo:font-size="16.1000003814697pt" fo:font-weight="bold" style:font-size-asian="16.1000003814697pt" style:font-size-complex="16.1000003814697pt"/>
    </style:style>
    <style:style style:name="P28" style:family="paragraph" style:parent-style-name="Heading_20_1">
      <style:text-properties style:font-name="Times New Roman" fo:font-size="16.1000003814697pt" style:font-size-asian="16.1000003814697pt" style:font-size-complex="16.1000003814697pt"/>
    </style:style>
    <style:style style:name="P29" style:family="paragraph" style:parent-style-name="Heading_20_3">
      <style:text-properties fo:font-variant="small-caps" style:font-name="Times New Roman"/>
    </style:style>
    <style:style style:name="P30" style:family="paragraph" style:parent-style-name="Heading_20_3">
      <style:text-properties style:font-name="Times New Roman"/>
    </style:style>
    <style:style style:name="P31" style:family="paragraph" style:parent-style-name="Heading_20_3"/>
    <style:style style:name="P32" style:family="paragraph" style:parent-style-name="Heading_20_3">
      <style:paragraph-properties fo:margin-left="1.251cm" fo:margin-right="0cm" fo:margin-top="0cm" fo:margin-bottom="0cm" fo:line-height="150%" fo:text-indent="0cm" style:auto-text-indent="false"/>
      <style:text-properties style:font-name="Times New Roman" fo:font-size="12pt"/>
    </style:style>
    <style:style style:name="T1" style:family="text">
      <style:text-properties fo:font-variant="normal" fo:text-transform="none" fo:color="#222222" fo:font-size="10pt"/>
    </style:style>
    <style:style style:name="T2" style:family="text">
      <style:text-properties fo:font-variant="normal" fo:text-transform="none" fo:font-size="12pt"/>
    </style:style>
    <style:style style:name="T3" style:family="text">
      <style:text-properties fo:color="#222222" fo:font-size="10pt"/>
    </style:style>
    <style:style style:name="T4" style:family="text">
      <style:text-properties fo:color="#222222" fo:font-size="10pt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 fo:font-weight="bold" style:font-weight-asian="normal" style:font-weight-complex="normal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variant="small-caps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2cm" fo:text-indent="-0.635cm" fo:margin-left="8.65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INTRODUÇÃO</text:h>
      <text:p text:style-name="P21"/>
      <text:h text:style-name="P25" text:outline-level="2">CONTEXTO</text:h>
      <text:list xml:id="list6422330534293904240" text:style-name="L1">
        <text:list-item>
          <text:p text:style-name="P4">Projeto fundado em 1994 como parte da Cátedra de leitura da UNESCO – PUC-RJ</text:p>
        </text:list-item>
        <text:list-item>
          <text:p text:style-name="P4">Site criado em 200X;</text:p>
        </text:list-item>
        <text:list-item>
          <text:p text:style-name="P4">Blog criado em 20XX;</text:p>
        </text:list-item>
        <text:list-item>
          <text:p text:style-name="P4">Facebook criado em 20XX.</text:p>
        </text:list-item>
      </text:list>
      <text:h text:style-name="P25" text:outline-level="2">JUSTIFICATIVA</text:h>
      <text:h text:style-name="P25" text:outline-level="2">OBJETIVOS</text:h>
      <text:list xml:id="list3439717753752728851" text:style-name="L2">
        <text:list-item>
          <text:p text:style-name="P5">Interconectar mais os ambientes da rede</text:p>
        </text:list-item>
      </text:list>
      <text:h text:style-name="P25" text:outline-level="2">METODOLOGIA</text:h>
      <text:p text:style-name="P22"/>
      <text:p text:style-name="P22"/>
      <text:h text:style-name="P26" text:outline-level="1">AS TECNOLOGIAS ENVOLVIDAS</text:h>
      <text:h text:style-name="P24" text:outline-level="2">ARQUITETURA CLIENTE-SERVIDOR</text:h>
      <text:h text:style-name="P24" text:outline-level="2">DRUPAL</text:h>
      <text:h text:style-name="P24" text:outline-level="2">MAPAS VETORIAIS</text:h>
      <text:h text:style-name="P32" text:outline-level="3">Arquivos Shapefile</text:h>
      <text:h text:style-name="P32" text:outline-level="3">jQuery Vector Maps</text:h>
      <text:p text:style-name="P23">MapShaper</text:p>
      <text:p text:style-name="P3"/>
      <text:h text:style-name="P27" text:outline-level="1">NOVO WEBSITE DO PROJETO RELER &amp; FAZER</text:h>
      <text:h text:style-name="P25" text:outline-level="2">DESCRIÇAO DO PROBLEMA - ESPECIFICAÇAO DE REQUISITOS</text:h>
      <text:p text:style-name="P2"><text:span text:style-name="T7">A construção do site do projeto RELer&amp;fazer se deu em 3 três partes.</text:span></text:p>
      <text:p text:style-name="P2"><text:span text:style-name="T7">Inicialmente, foi construido o novo site da rede. Nesta fase o foco foi no aprendizado sobre a plataforma Drupal e no design do novo site. Depois de concluído o primeiro protótipo do site passou-se à construção do módulo que vai agragar informações de projetos de leitura no estado do Espírito Santo que não foram criado pela rede. E por final, foi construído o módulo que faz a inscrição em eventos promovidos pela RELer&amp;fazer.</text:span></text:p>
      <text:p text:style-name="P2"><text:span text:style-name="T7"/></text:p>
      <text:h text:style-name="Heading_20_3" text:outline-level="3"><text:soft-page-break/><text:span text:style-name="T7">3.1.1 O novo site</text:span></text:h>
      <text:p text:style-name="Text_20_body"><text:span text:style-name="T7">Nesta fase é difinido o novo layout para o website, bem como algumas alterações na arquitetura de informação e criação de uma página inicial que refletisse melhor as atividades da rede.</text:span></text:p>
      <text:p text:style-name="P2"><text:span text:style-name="T7"/></text:p>
      <text:p text:style-name="P2"><text:span text:style-name="T7">3.1.2 Núcleo de Informação e Divulgação</text:span></text:p>
      <text:p text:style-name="P2"><text:span text:style-name="T7">Descrição do NID:</text:span></text:p>
      <text:p text:style-name="P6"><text:span text:style-name="T6">As pessoas que são responsáveis, ou foram, por projetos relacionados ao incentivo à leitura no estado terão um espaço para poderem compartilhar as experiências obtidas nesses projetos, bem como divulgar os que ainda estão em funcionamento.</text:span></text:p>
      <text:p text:style-name="P6"><text:span text:style-name="T6"/></text:p>
      <text:p text:style-name="P2"><text:span text:style-name="T10">Os requisitos do NID foram organizados em 3 casos de uso, construidos conforme discussões com o professor Santinho.</text:span></text:p>
      <text:h text:style-name="P30" text:outline-level="3"><text:span text:style-name="T11">Caso de Uso: Consultar projetos no NID</text:span></text:h>
      <text:p text:style-name="P15"><text:span text:style-name="T5">Ator primário</text:span>: <text:tab/>Usuário visitante do site interessado em projetos de leitura.</text:p>
      <text:p text:style-name="P15"><text:span text:style-name="T5">Meta do contexto</text:span>: <text:tab/>Visualizar informações sobre um projeto cadastrado.</text:p>
      <text:p text:style-name="P15"><text:span text:style-name="T5">Pré-condições</text:span>: <text:tab/>Haver projetos cadastrados no NID e o usuário acessar o site.</text:p>
      <text:p text:style-name="P15"><text:span text:style-name="T5">Disparador</text:span>: <text:tab/>O ator primário resolve consultar os projetos existentes para sua cidade.</text:p>
      <text:p text:style-name="P2"><text:span text:style-name="T5">Cenário</text:span>: </text:p>
      <text:list xml:id="list1779260423882178911" text:style-name="L4">
        <text:list-item>
          <text:p text:style-name="P7">O usuário passa a seta do mouse pelo mapa do Espírito Santo em busca da sua cidade de interesse;</text:p>
        </text:list-item>
        <text:list-item>
          <text:p text:style-name="P7">Ao passar a seta pela cidade, verifica a quantidade de projetos cadastrados naquela cidade;</text:p>
        </text:list-item>
        <text:list-item>
          <text:p text:style-name="P7">Ao clicar, abre-se uma janela do lado do mapa com o títulos dos projetos, uma breve descrição e um link para mais informações de cada projeto;</text:p>
        </text:list-item>
        <text:list-item>
          <text:p text:style-name="P7">O ator clica no link de mais informações e é levado para a página daquele projeto no site da RELer;</text:p>
        </text:list-item>
        <text:list-item>
          <text:p text:style-name="P7">O ator visualiza as informações do projeto e pode deixar comentários sobre ele.</text:p>
        </text:list-item>
      </text:list>
      <text:p text:style-name="P2"><text:span text:style-name="T5">Exceções</text:span>:</text:p>
      <text:list xml:id="list2652109330039015323" text:style-name="L12">
        <text:list-item>
          <text:p text:style-name="P8">A página é visualizada em uma nova janela e o usuário não percebe.</text:p>
        </text:list-item>
      </text:list>
      <text:p text:style-name="P2"/>
      <text:p text:style-name="P15"><text:span text:style-name="T5">Canal com o ator</text:span>: <text:tab/>Site da rede RELer&amp;fazer, página do NID.</text:p>
      <text:p text:style-name="P15"><text:span text:style-name="T5">Atores secundários</text:span>: <text:tab/>Não possui.</text:p>
      <text:p text:style-name="P15"/>
      <text:p text:style-name="P2"><text:span text:style-name="T5">Questões em aberto</text:span>:</text:p>
      <text:list xml:id="list4803540011313354762" text:style-name="L13">
        <text:list-item>
          <text:p text:style-name="P9">Abrir página do projeto em nova aba, nova janela ou mudar janela atual?</text:p>
        </text:list-item>
      </text:list>
      <text:p text:style-name="P2"/>
      <text:h text:style-name="P29" text:outline-level="3"><text:bookmark-start text:name="__RefHeading__150_1370206335"/>Caso de Uso: Inserir projetos no NID<text:bookmark-end text:name="__RefHeading__150_1370206335"/></text:h>
      <text:p text:style-name="P15"><text:span text:style-name="T5">Ator primário</text:span>: <text:tab/>Responsável pelo projeto a ser inserido.</text:p>
      <text:p text:style-name="P15"><text:soft-page-break/><text:span text:style-name="T5">Meta do contexto</text:span>: <text:tab/>Inserir um novo projeto na base de dados da rede RELer&amp;fazer.</text:p>
      <text:p text:style-name="P15"><text:span text:style-name="T5">Pré-condições</text:span>: <text:tab/>Ator primário chegar à página do NID.</text:p>
      <text:p text:style-name="P15"><text:span text:style-name="T5">Disparador</text:span>: <text:tab/>Clicar no botão “Cadastre seu projeto”.</text:p>
      <text:p text:style-name="P2"><text:span text:style-name="T5">Cenário</text:span>:</text:p>
      <text:list xml:id="list7475616423235468112" text:style-name="L14">
        <text:list-item>
          <text:p text:style-name="P10">O usuário preenche um formulário contendo as seguintes informações:</text:p>
          <text:list>
            <text:list-item>
              <text:p text:style-name="P10">Nome do projeto</text:p>
            </text:list-item>
            <text:list-item>
              <text:p text:style-name="P10">Cidade</text:p>
            </text:list-item>
            <text:list-item>
              <text:p text:style-name="P10">Descrição do projeto</text:p>
            </text:list-item>
            <text:list-item>
              <text:p text:style-name="P10">Objetivos</text:p>
            </text:list-item>
            <text:list-item>
              <text:p text:style-name="P10">Locais</text:p>
            </text:list-item>
            <text:list-item>
              <text:p text:style-name="P10">Resultados (Experiências)</text:p>
            </text:list-item>
            <text:list-item>
              <text:p text:style-name="P10">Responsável</text:p>
            </text:list-item>
            <text:list-item>
              <text:p text:style-name="P10">Telefone de contato</text:p>
            </text:list-item>
            <text:list-item>
              <text:p text:style-name="P10">Email</text:p>
            </text:list-item>
            <text:list-item>
              <text:p text:style-name="P10">Upload de fotos do projeto</text:p>
            </text:list-item>
          </text:list>
        </text:list-item>
        <text:list-item>
          <text:p text:style-name="P10">Clica em “Enviar informações”.</text:p>
        </text:list-item>
        <text:list-item>
          <text:p text:style-name="P10">O coordenador da rede avalia as informações enviadas e entra em contato com o responsável.</text:p>
        </text:list-item>
        <text:list-item>
          <text:p text:style-name="P10">Se aprovado, os dados são enviados para a base de dados do NID</text:p>
        </text:list-item>
        <text:list-item>
          <text:p text:style-name="P10">Se reprovado é excluida da base de dados de pendencias.</text:p>
        </text:list-item>
        <text:list-item>
          <text:p text:style-name="P10">Após a aprovação o projeto poderá ser visualizado na página do NID</text:p>
        </text:list-item>
      </text:list>
      <text:p text:style-name="P2"/>
      <text:p text:style-name="P2"><text:span text:style-name="T5">Exceções</text:span>:</text:p>
      <text:list xml:id="list2970046293661479284" text:style-name="L15">
        <text:list-item>
          <text:p text:style-name="P11">Envio de arquivos grandes demais na foto.</text:p>
        </text:list-item>
        <text:list-item>
          <text:p text:style-name="P11">Tentativa de enviar muitos dados com intenção de causar danos no servidor.</text:p>
        </text:list-item>
      </text:list>
      <text:p text:style-name="P2"><text:span text:style-name="T5"/></text:p>
      <text:p text:style-name="P15"><text:span text:style-name="T5">Canal com o ator</text:span>: <text:tab/>Página do NID e formulário de cadastro do projeto.</text:p>
      <text:p text:style-name="P15"><text:span text:style-name="T5">Atores secundários</text:span>: <text:tab/>Coordenador da rede RELer&amp;fazer</text:p>
      <text:p text:style-name="P15"><text:span text:style-name="T5">Canais com os atores secundários</text:span>: Página do administrador do site</text:p>
      <text:p text:style-name="P2"><text:span text:style-name="T5">Questões em aberto</text:span>:</text:p>
      <text:list xml:id="list1649376932917008820" text:style-name="L16">
        <text:list-item>
          <text:p text:style-name="P12">Como será o layout da página dos projetos?</text:p>
        </text:list-item>
        <text:list-item>
          <text:p text:style-name="P12">Qual o limite de fotos que podem ser enviadas?</text:p>
        </text:list-item>
      </text:list>
      <text:p text:style-name="P2"/>
      <text:h text:style-name="P29" text:outline-level="3"><text:bookmark-start text:name="__RefHeading__152_1370206335"/>Caso de Uso: Aprovar ou reprovar candidatos ao NID<text:bookmark-end text:name="__RefHeading__152_1370206335"/></text:h>
      <text:p text:style-name="P15"><text:span text:style-name="T5">Ator primário</text:span>: <text:tab/>Coordenador da rede RELer&amp;fazer</text:p>
      <text:p text:style-name="P15"><text:span text:style-name="T5">Meta do contexto</text:span>: <text:tab/>Avaliar os projetos encaminhados para inserção na base de dados do NID.</text:p>
      <text:p text:style-name="P15"><text:soft-page-break/><text:span text:style-name="T5">Pré-condições</text:span>: <text:tab/>Alguém tenha enviado algum projeto para ser avaliado.</text:p>
      <text:p text:style-name="P15"><text:span text:style-name="T5">Disparador</text:span>: <text:tab/>Mensagem de novos projetos para serem avaliados.</text:p>
      <text:p text:style-name="P2"><text:span text:style-name="T5">Cenário</text:span>:</text:p>
      <text:list xml:id="list1025196584875244806" text:style-name="L17">
        <text:list-item>
          <text:p text:style-name="P13">Aparece uma mensagem na tela pós-login do coordenador.</text:p>
        </text:list-item>
        <text:list-item>
          <text:p text:style-name="P13">Ao clicar na mensagem são listados os projetos enviados para avaliação;</text:p>
        </text:list-item>
        <text:list-item>
          <text:p text:style-name="P13">Ao clicar em um candidato, será aberto uma página em formato de formulário com os dados preenchidos inicialmente pelo usuário que enviou as informações do projeto.</text:p>
        </text:list-item>
        <text:list-item>
          <text:p text:style-name="P13">Após analisar os dados e entrar em contato com o responsável, o coordenador pode aprovar, reprovar ou manter em análise.</text:p>
        </text:list-item>
        <text:list-item>
          <text:p text:style-name="P13">Se aprovado, irá para a base de dados da RELer&amp;fazer e ficará disponível no site.</text:p>
        </text:list-item>
        <text:list-item>
          <text:p text:style-name="P13">Se reprovado, será deletado da base de dados do candidatos.</text:p>
        </text:list-item>
        <text:list-item>
          <text:p text:style-name="P13">Se for mantido, os dados continuam na base de dados de candidatos.</text:p>
        </text:list-item>
      </text:list>
      <text:p text:style-name="P2"><text:span text:style-name="T5">Exceções</text:span>:</text:p>
      <text:list xml:id="list162446114039855673" text:style-name="L18">
        <text:list-item>
          <text:p text:style-name="P14">Faltar dados de contato</text:p>
        </text:list-item>
      </text:list>
      <text:p text:style-name="P15"><text:span text:style-name="T5">Canal com o ator</text:span>: <text:tab/>Página pós-login do administrador do site, tela de aprovação</text:p>
      <text:p text:style-name="P15"><text:span text:style-name="T5">Atores secundários</text:span>: <text:tab/>Usuário que envia projetos para análise.</text:p>
      <text:p text:style-name="P2"><text:span text:style-name="T5">Canais com os atores secundários</text:span>: Site do NID e formulário para envio de dados do projeto.</text:p>
      <text:p text:style-name="P2"><text:span text:style-name="T8">Questões em aberto</text:span><text:span text:style-name="T7">:</text:span></text:p>
      <text:p text:style-name="P2"><text:span text:style-name="T7"/></text:p>
      <text:p text:style-name="P2"><text:span text:style-name="T7"/></text:p>
      <text:h text:style-name="P25" text:outline-level="2">ANÁLISE ESTRUTURADA OU ORIENTADA A OBJETO</text:h>
      <text:h text:style-name="P25" text:outline-level="2">PROJETO</text:h>
      <text:h text:style-name="P24" text:outline-level="2">IMPLEMENTAÇAO</text:h>
      <text:h text:style-name="P24" text:outline-level="2">TESTES - ANÁLISE DOS RESULTADOS</text:h>
      <text:h text:style-name="P28" text:outline-level="1">CONCLUSÕES</text:h>
      <text:p text:style-name="P20"/>
      <text:p text:style-name="P17"><text:span text:style-name="T6">1.</text:span><text:span text:style-name="T2">      </text:span><text:span text:style-name="T6">ASPECTOS PRINCIPAIS DE TODO O TRABALHO. </text:span></text:p>
      <text:p text:style-name="P18">OS PROBLEMAS ENCONTRADOS E COMO FORAM RESOLVIDOS.</text:p>
      <text:p text:style-name="P17"><text:span text:style-name="T6">2.</text:span><text:span text:style-name="T2">      </text:span><text:span text:style-name="T7">SUA APRENDIZAGEM.</text:span></text:p>
      <text:p text:style-name="P17"><text:span text:style-name="T3">3.</text:span><text:span text:style-name="T1">       </text:span><text:span text:style-name="T4">TRABALHOS FUTUROS.</text:span></text:p>
      <text:p text:style-name="P16"/>
      <text:p text:style-name="P16">TRABALHOS FUTUROS</text:p>
      <text:list xml:id="list4579465737209382988" text:style-name="L3">
        <text:list-item>
          <text:p text:style-name="P19">Implementar métricas de contagem de leitores (ou melhorar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6-09T14:35:16.01</dc:date>
    <meta:editing-duration>PT44M33S</meta:editing-duration>
    <meta:editing-cycles>12</meta:editing-cycles>
    <meta:generator>OpenOffice.org/3.4.1$Win32 OpenOffice.org_project/341m1$Build-9593</meta:generator>
    <meta:document-statistic meta:table-count="0" meta:image-count="0" meta:object-count="0" meta:page-count="4" meta:paragraph-count="105" meta:word-count="932" meta:character-count="5578"/>
  </office:meta>
</office:document-meta>
</file>